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style:text-underline-style="none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ropose une méthode pour détecter les motifs récurrents dans une collection de page.</text:p>
      <text:p text:style-name="Standard">La méthode s'appuie sur la construction d'un mapping entre le DOM de plusieurs pages web et extrait les sous arbres qui sont commun à ces documents.</text:p>
      <text:p text:style-name="Standard"/>
      <text:p text:style-name="Standard">L'article fait un état de l'art du Tree mapping et les solutions aux problèmes d'optimisation de la recherche du meilleur mapping. <text:s/></text:p>
      <text:p text:style-name="Standard">Introduit notamment deux algorithmes intéressant de calcule du consensus entre deux structures arborescentes [19, 20]</text:p>
      <text:p text:style-name="Standard"/>
      <text:p text:style-name="Standard"/>
      <text:p text:style-name="Standard"><text:span text:style-name="T1">Tree-mapping :</text:span></text:p>
      <text:p text:style-name="Standard"><text:span text:style-name="T1"/></text:p>
      <text:p text:style-name="P1">Pour détecter les templates dans une collection de page web, l'approche essaie d'identifier une correspondance au sein de leur structure arborescent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sus </meta:initial-creator>
    <meta:creation-date>2014-02-15T10:44:56</meta:creation-date>
    <meta:generator>LibreOffice/3.5$Linux_x86 LibreOffice_project/350m1$Build-2</meta:generator>
    <dc:date>2014-02-18T14:35:04</dc:date>
    <dc:creator>Asus </dc:creator>
    <meta:editing-duration>PT40M43S</meta:editing-duration>
    <meta:editing-cycles>8</meta:editing-cycles>
    <meta:document-statistic meta:table-count="0" meta:image-count="0" meta:object-count="0" meta:page-count="1" meta:paragraph-count="6" meta:word-count="98" meta:character-count="646" meta:non-whitespace-character-count="552"/>
  </office:meta>
</office:document-meta>
</file>